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869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Default" presentation:presentation-page-layout-name="AL1T0">
        <office:forms form:automatic-focus="false" form:apply-design-mode="false"/>
        <draw:frame draw:style-name="gr1" draw:layer="layout" svg:width="14.337cm" svg:height="0.962cm" svg:x="11.527cm" svg:y="5.704cm">
          <draw:text-box>
            <text:p>cool! this text box is here right from the beginning</text:p>
          </draw:text-box>
        </draw:frame>
        <draw:frame draw:style-name="gr2" xml:id="id1" draw:id="id1" draw:layer="layout" svg:width="15.576cm" svg:height="0.962cm" svg:x="7.832cm" svg:y="9.118cm">
          <draw:text-box>
            <text:p>this text box appears on click with an effect "Appear"</text:p>
          </draw:text-box>
        </draw:frame>
        <draw:frame presentation:style-name="pr1" draw:layer="layout" svg:width="25.199cm" svg:height="3.256cm" svg:x="1.4cm" svg:y="0.962cm" presentation:class="title">
          <draw:text-box>
            <text:p>Expand Ani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ear and Disappear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ear and Disappear</text:p>
          </draw:text-box>
        </draw:frame>
        <draw:frame draw:style-name="standard" draw:layer="layout" svg:width="14.098cm" svg:height="14.944cm" svg:x="1.93cm" svg:y="4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</table:table-row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</table:table-row>
            <table:table-row table:style-name="ro2" table:default-cell-style-name="ce1"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4" draw:text-style-name="P1" xml:id="id2" draw:id="id2" draw:layer="layout" svg:width="2.824cm" svg:height="14.978cm" svg:x="1.936cm" svg:y="4.634cm">
          <text:p/>
        </draw:rect>
        <draw:rect draw:style-name="gr4" draw:text-style-name="P1" xml:id="id3" draw:id="id3" draw:layer="layout" svg:width="2.824cm" svg:height="14.978cm" svg:x="4.76cm" svg:y="4.634cm">
          <text:p/>
        </draw:rect>
        <draw:rect draw:style-name="gr4" draw:text-style-name="P1" xml:id="id6" draw:id="id6" draw:layer="layout" svg:width="2.824cm" svg:height="14.978cm" svg:x="7.585cm" svg:y="4.634cm">
          <text:p/>
        </draw:rect>
        <draw:rect draw:style-name="gr4" draw:text-style-name="P1" xml:id="id10" draw:id="id10" draw:layer="layout" svg:width="2.824cm" svg:height="14.978cm" svg:x="10.408cm" svg:y="4.634cm">
          <text:p/>
        </draw:rect>
        <draw:rect draw:style-name="gr4" draw:text-style-name="P1" xml:id="id12" draw:id="id12" draw:layer="layout" svg:width="2.824cm" svg:height="14.978cm" svg:x="13.233cm" svg:y="4.634cm">
          <text:p/>
        </draw:rect>
        <draw:rect draw:style-name="gr5" draw:text-style-name="P1" draw:layer="layout" svg:width="8.029cm" svg:height="1.333cm" svg:x="18.375cm" svg:y="6.76cm">
          <text:p text:style-name="P1">1,2,3,4,5</text:p>
        </draw:rect>
        <draw:rect draw:style-name="gr5" draw:text-style-name="P1" xml:id="id7" draw:id="id7" draw:layer="layout" svg:width="8.029cm" svg:height="1.333cm" svg:x="18.375cm" svg:y="8.628cm">
          <text:p text:style-name="P1">1,2</text:p>
        </draw:rect>
        <draw:rect draw:style-name="gr5" draw:text-style-name="P1" xml:id="id4" draw:id="id4" draw:layer="layout" svg:width="8.029cm" svg:height="1.333cm" svg:x="18.375cm" svg:y="10.565cm">
          <text:p text:style-name="P1">2,3</text:p>
        </draw:rect>
        <draw:rect draw:style-name="gr5" draw:text-style-name="P1" xml:id="id8" draw:id="id8" draw:layer="layout" svg:width="8.029cm" svg:height="1.333cm" svg:x="18.375cm" svg:y="12.401cm">
          <text:p text:style-name="P1">3,4</text:p>
        </draw:rect>
        <draw:rect draw:style-name="gr5" draw:text-style-name="P1" xml:id="id11" draw:id="id11" draw:layer="layout" svg:width="8.029cm" svg:height="1.333cm" svg:x="18.375cm" svg:y="14.275cm">
          <text:p text:style-name="P1">4,5</text:p>
        </draw:rect>
        <draw:rect draw:style-name="gr5" draw:text-style-name="P1" xml:id="id9" draw:id="id9" draw:layer="layout" svg:width="8.029cm" svg:height="1.333cm" svg:x="18.375cm" svg:y="16.149cm">
          <text:p text:style-name="P1">1,2,4,5</text:p>
        </draw:rect>
        <draw:rect draw:style-name="gr5" draw:text-style-name="P1" xml:id="id5" draw:id="id5" draw:layer="layout" svg:width="8.029cm" svg:height="1.333cm" svg:x="18.375cm" svg:y="18.032cm">
          <text:p text:style-name="P1">1,3,5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1T23:03:36</meta:creation-date>
    <meta:editing-duration>PT47M43S</meta:editing-duration>
    <meta:editing-cycles>13</meta:editing-cycles>
    <dc:date>2011-05-22T10:42:28</dc:date>
    <meta:generator>LibreOffice/3.3$Unix LibreOffice_project/330m19$Build-202</meta:generator>
    <dc:creator>Matthew Neeley</dc:creator>
    <meta:document-statistic meta:object-count="42"/>
  </office:meta>
</office:document-meta>
</file>